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66ff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104"/>
    <style:style style:name="ce7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28.38mm" svg:height="90.05mm" svg:x="96.31mm" svg:y="47.54mm">
            <draw:object draw:notify-on-update-of-ranges="Foglio1.A3:Foglio1.A10 Foglio1.B3:Foglio1.B10 Foglio1.D3:Foglio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5"/>
        <table:table-column table:style-name="co2" table:number-columns-repeated="35" table:default-cell-style-name="Default"/>
        <table:table-row table:style-name="ro1">
          <table:table-cell table:style-name="Default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rogetto</text:p>
          </table:table-cell>
          <table:table-cell table:style-name="ce1" office:value-type="string" calcext:value-type="string">
            <text:p>Data Inizio</text:p>
          </table:table-cell>
          <table:table-cell table:style-name="ce1" office:value-type="string" calcext:value-type="string">
            <text:p>Data Fine</text:p>
          </table:table-cell>
          <table:table-cell table:style-name="ce1" office:value-type="string" calcext:value-type="string">
            <text:p>Num Giorni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cqusizione ambiente sviluppo</text:p>
          </table:table-cell>
          <table:table-cell table:number-columns-repeated="2" office:value-type="date" office:date-value="2013-01-01" calcext:value-type="date">
            <text:p>01/01/13</text:p>
          </table:table-cell>
          <table:table-cell table:formula="of:=DATEDIF([.B3];[.C3];&quot;d&quot;)+1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raining</text:p>
          </table:table-cell>
          <table:table-cell table:formula="of:=[.C3]+1" office:value-type="date" office:date-value="2013-01-02" calcext:value-type="date">
            <text:p>02/01/13</text:p>
          </table:table-cell>
          <table:table-cell office:value-type="date" office:date-value="2013-01-05" calcext:value-type="date">
            <text:p>05/01/13</text:p>
          </table:table-cell>
          <table:table-cell table:formula="of:=DATEDIF([.B4];[.C4];&quot;d&quot;)+1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rogettazione</text:p>
          </table:table-cell>
          <table:table-cell table:formula="of:=[.C4]+1" office:value-type="date" office:date-value="2013-01-06" calcext:value-type="date">
            <text:p>06/01/13</text:p>
          </table:table-cell>
          <table:table-cell office:value-type="date" office:date-value="2013-01-12" calcext:value-type="date">
            <text:p>12/01/13</text:p>
          </table:table-cell>
          <table:table-cell table:formula="of:=DATEDIF([.B5];[.C5];&quot;d&quot;)+1" office:value-type="float" office:value="7" calcext:value-type="float">
            <text:p>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Interfaccia</text:p>
          </table:table-cell>
          <table:table-cell table:formula="of:=[.C5]+1" office:value-type="date" office:date-value="2013-01-13" calcext:value-type="date">
            <text:p>13/01/13</text:p>
          </table:table-cell>
          <table:table-cell office:value-type="date" office:date-value="2013-01-15" calcext:value-type="date">
            <text:p>15/01/13</text:p>
          </table:table-cell>
          <table:table-cell table:formula="of:=DATEDIF([.B6];[.C6];&quot;d&quot;)+1" office:value-type="float" office:value="3" calcext:value-type="float">
            <text:p>3</text:p>
          </table:table-cell>
          <table:table-cell table:style-name="ce6" table:number-columns-repeated="35"/>
        </table:table-row>
        <table:table-row table:style-name="ro1">
          <table:table-cell office:value-type="string" calcext:value-type="string">
            <text:p>Libreria di comunicazione</text:p>
          </table:table-cell>
          <table:table-cell office:value-type="date" office:date-value="2013-01-13" calcext:value-type="date">
            <text:p>13/01/13</text:p>
          </table:table-cell>
          <table:table-cell office:value-type="date" office:date-value="2013-01-15" calcext:value-type="date">
            <text:p>15/01/13</text:p>
          </table:table-cell>
          <table:table-cell table:formula="of:=DATEDIF([.B7];[.C7];&quot;d&quot;)+1" office:value-type="float" office:value="3" calcext:value-type="float">
            <text:p>3</text:p>
          </table:table-cell>
          <table:table-cell table:style-name="ce7" table:number-columns-repeated="35"/>
        </table:table-row>
        <table:table-row table:style-name="ro1">
          <table:table-cell office:value-type="string" calcext:value-type="string">
            <text:p>Test di Comunicazione</text:p>
          </table:table-cell>
          <table:table-cell table:formula="of:=[.C7]+1" office:value-type="date" office:date-value="2013-01-16" calcext:value-type="date">
            <text:p>16/01/13</text:p>
          </table:table-cell>
          <table:table-cell office:value-type="date" office:date-value="2013-01-17" calcext:value-type="date">
            <text:p>17/01/13</text:p>
          </table:table-cell>
          <table:table-cell table:formula="of:=DATEDIF([.B8];[.C8];&quot;d&quot;)+1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rogramma</text:p>
          </table:table-cell>
          <table:table-cell table:formula="of:=[.C8]+1" office:value-type="date" office:date-value="2013-01-18" calcext:value-type="date">
            <text:p>18/01/13</text:p>
          </table:table-cell>
          <table:table-cell office:value-type="date" office:date-value="2013-01-24" calcext:value-type="date">
            <text:p>24/01/13</text:p>
          </table:table-cell>
          <table:table-cell table:formula="of:=DATEDIF([.B9];[.C9];&quot;d&quot;)+1" office:value-type="float" office:value="7" calcext:value-type="float">
            <text:p>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Installazione e collaudo</text:p>
          </table:table-cell>
          <table:table-cell table:formula="of:=[.C9]+1" office:value-type="date" office:date-value="2013-01-25" calcext:value-type="date">
            <text:p>25/01/13</text:p>
          </table:table-cell>
          <table:table-cell office:value-type="date" office:date-value="2013-01-26" calcext:value-type="date">
            <text:p>26/01/13</text:p>
          </table:table-cell>
          <table:table-cell table:formula="of:=DATEDIF([.B10];[.C10];&quot;d&quot;)+1" office:value-type="float" office:value="2" calcext:value-type="float">
            <text:p>2</text:p>
          </table:table-cell>
          <table:table-cell table:number-columns-repeated="35"/>
        </table:table-row>
        <table:table-row table:style-name="ro1" table:number-rows-repeated="5">
          <table:table-cell table:style-name="Default" table:number-columns-repeated="4"/>
          <table:table-cell table:number-columns-repeated="35"/>
        </table:table-row>
        <table:table-row table:style-name="ro1">
          <table:table-cell table:style-name="ce3" table:number-columns-repeated="4"/>
          <table:table-cell table:number-columns-repeated="35"/>
        </table:table-row>
        <table:table-row table:style-name="ro1">
          <table:table-cell table:style-name="ce3" table:number-columns-repeated="4"/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4">
      <number:day-of-week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00:08:08.30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8:06:29.369000000</meta:creation-date>
    <dc:date>2020-05-18T00:13:34.939000000</dc:date>
    <meta:editing-duration>PT15M46S</meta:editing-duration>
    <meta:editing-cycles>3</meta:editing-cycles>
    <meta:generator>LibreOffice/6.2.7.1$Windows_x86 LibreOffice_project/23edc44b61b830b7d749943e020e96f5a7df63bf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6">
      <style:chart-properties chart:display-label="true" chart:logarithmic="false" chart:minimum="41275" chart:maximum="41301" chart:interval-major="1" chart:interval-minor-divisor="7" chart:reverse-direction="false" text:line-break="false" loext:try-staggering-first="false" chart:link-data-style-to-source="fals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7">
      <style:chart-properties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8" style:family="chart" style:data-style-name="N36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39cm" svg:height="9.006cm" xlink:href=".." xlink:type="simple" chart:class="chart:bar" chart:style-name="ch1">
        <chart:title svg:x="9.322cm" svg:y="0.238cm" chart:style-name="ch2">
          <text:p>Diagramma di Gantt</text:p>
        </chart:title>
        <chart:plot-area chart:style-name="ch3" table:cell-range-address="Foglio1.A3:Foglio1.B10 Foglio1.D3:Foglio1.D10" chart:data-source-has-labels="column" svg:x="0.456cm" svg:y="1.275cm" svg:width="21.927cm" svg:height="7.551cm">
          <chartooo:coordinate-region svg:x="5.47cm" svg:y="1.275cm" svg:width="16.782cm" svg:height="5.88cm"/>
          <chart:axis chart:dimension="x" chart:name="primary-x" chart:style-name="ch4" chartooo:axis-type="auto">
            <chartooo:date-scale/>
            <chart:categories table:cell-range-address="Foglio1.A3:Foglio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3:Foglio1.B10" chart:class="chart:bar">
            <chart:data-point chart:repeated="8"/>
          </chart:series>
          <chart:series chart:style-name="ch8" chart:values-cell-range-address="Foglio1.D3:Foglio1.D10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Acqusizione ambiente sviluppo</text:p>
                <draw:g>
                  <svg:desc>Foglio1.A3:Foglio1.A10</svg:desc>
                </draw:g>
              </table:table-cell>
              <table:table-cell office:value-type="float" office:value="41275">
                <text:p>41275</text:p>
                <draw:g>
                  <svg:desc>Foglio1.B3:Foglio1.B10</svg:desc>
                </draw:g>
              </table:table-cell>
              <table:table-cell office:value-type="float" office:value="1">
                <text:p>1</text:p>
                <draw:g>
                  <svg:desc>Foglio1.D3:Foglio1.D10</svg:desc>
                </draw:g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41276">
                <text:p>41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gettazione</text:p>
              </table:table-cell>
              <table:table-cell office:value-type="float" office:value="41280">
                <text:p>412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terfaccia</text:p>
              </table:table-cell>
              <table:table-cell office:value-type="float" office:value="41287">
                <text:p>41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breria di comunicazione</text:p>
              </table:table-cell>
              <table:table-cell office:value-type="float" office:value="41287">
                <text:p>41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est di Comunicazione</text:p>
              </table:table-cell>
              <table:table-cell office:value-type="float" office:value="41290">
                <text:p>41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gramma</text:p>
              </table:table-cell>
              <table:table-cell office:value-type="float" office:value="41292">
                <text:p>41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stallazione e collaudo</text:p>
              </table:table-cell>
              <table:table-cell office:value-type="float" office:value="41299">
                <text:p>4129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